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28.59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10.0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93.94mm"/>
    </style:style>
    <style:style style:name="co18" style:family="table-column">
      <style:table-column-properties fo:break-before="auto" style:column-width="56.89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89.18mm"/>
    </style:style>
    <style:style style:name="co21" style:family="table-column">
      <style:table-column-properties fo:break-before="auto" style:column-width="42.33mm"/>
    </style:style>
    <style:style style:name="co22" style:family="table-column">
      <style:table-column-properties fo:break-before="auto" style:column-width="13.23mm"/>
    </style:style>
    <style:style style:name="co23" style:family="table-column">
      <style:table-column-properties fo:break-before="auto" style:column-width="21.43mm"/>
    </style:style>
    <style:style style:name="co24" style:family="table-column">
      <style:table-column-properties fo:break-before="auto" style:column-width="33.34mm"/>
    </style:style>
    <style:style style:name="co25" style:family="table-column">
      <style:table-column-properties fo:break-before="auto" style:column-width="18.52mm"/>
    </style:style>
    <style:style style:name="co26" style:family="table-column">
      <style:table-column-properties fo:break-before="auto" style:column-width="233.89mm"/>
    </style:style>
    <style:style style:name="co27" style:family="table-column">
      <style:table-column-properties fo:break-before="auto" style:column-width="43.39mm"/>
    </style:style>
    <style:style style:name="co28" style:family="table-column">
      <style:table-column-properties fo:break-before="auto" style:column-width="13.76mm"/>
    </style:style>
    <style:style style:name="co29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8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6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224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35" style:family="table-cell" style:parent-style-name="Default" style:data-style-name="N0">
      <style:table-cell-properties style:vertical-align="middle"/>
    </style:style>
    <style:style style:name="ce234" style:family="table-cell" style:parent-style-name="Default">
      <style:table-cell-properties style:vertical-align="middle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5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Seg Qua</text:p>
          </table:table-cell>
          <table:covered-table-cell table:number-columns-repeated="6" table:style-name="ce148"/>
          <table:table-cell table:number-columns-repeated="1017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6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Slides_02</text:span>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1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3 //  Slides_04</text:span></text:p>
          </table:table-cell>
          <table:table-cell table:style-name="ce1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4 //  Slides_05</text:span>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as Fábica e Testa conexão foram implementadas)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  <table:table-cell/>
        </table:table-row>
        <table:table-row table:style-name="ro2">
          <table:table-cell table:style-name="ce104" office:value-type="string" calcext:value-type="string">
            <text:p>Aula 18</text:p>
          </table:table-cell>
          <table:table-cell table:style-name="ce160"/>
          <table:table-cell table:style-name="ce174"/>
          <table:table-cell table:style-name="ce194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17" office:value-type="string" calcext:value-type="string">
            <text:p>Jsp-servlet-crud</text:p>
          </table:table-cell>
          <table:covered-table-cell table:style-name="ce224"/>
          <table:table-cell table:style-name="ce227" office:value-type="float" office:value="140" calcext:value-type="float">
            <text:p>140</text:p>
          </table:table-cell>
          <table:table-cell table:style-name="ce217"/>
          <table:table-cell table:style-name="ce135" table:number-columns-repeated="1015"/>
          <table:table-cell table:style-name="ce234"/>
        </table:table-row>
        <table:table-row table:style-name="ro3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17" office:value-type="string" calcext:value-type="string">
            <text:p>Jsp-servlet-crud-filtro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36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6">(com JPA)</text:span></text:p>
          </table:table-cell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8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covered-table-cell table:style-name="ce148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8"/>
        <table:table-column table:style-name="co3" table:default-cell-style-name="ce148"/>
        <table:table-column table:style-name="co4" table:default-cell-style-name="ce148"/>
        <table:table-column table:style-name="co8" table:default-cell-style-name="ce148"/>
        <table:table-column table:style-name="co9" table:default-cell-style-name="ce148"/>
        <table:table-column table:style-name="co3" table:default-cell-style-name="ce148"/>
        <table:table-column table:style-name="co6" table:default-cell-style-name="ce148"/>
        <table:table-column table:style-name="co3" table:number-columns-repeated="1015" table:default-cell-style-name="ce148"/>
        <table:table-column table:style-name="co7" table:default-cell-style-name="ce148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13" calcext:value-type="date">
            <text:p>13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48"/>
        <table:table-column table:style-name="co3" table:default-cell-style-name="ce148"/>
        <table:table-column table:style-name="co4" table:default-cell-style-name="ce148"/>
        <table:table-column table:style-name="co8" table:default-cell-style-name="ce148"/>
        <table:table-column table:style-name="co9" table:default-cell-style-name="ce148"/>
        <table:table-column table:style-name="co3" table:default-cell-style-name="ce148"/>
        <table:table-column table:style-name="co6" table:default-cell-style-name="ce148"/>
        <table:table-column table:style-name="co3" table:number-columns-repeated="1015" table:default-cell-style-name="ce148"/>
        <table:table-column table:style-name="co7" table:default-cell-style-name="ce148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48"/>
        <table:table-column table:style-name="co3" table:default-cell-style-name="ce148"/>
        <table:table-column table:style-name="co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3" table:default-cell-style-name="ce148"/>
        <table:table-column table:style-name="co15" table:default-cell-style-name="ce148"/>
        <table:table-column table:style-name="co16" table:default-cell-style-name="ce148"/>
        <table:table-column table:style-name="co3" table:default-cell-style-name="ce148"/>
        <table:table-column table:style-name="co7" table:number-columns-repeated="1013" table:default-cell-style-name="ce148"/>
        <table:table-row table:style-name="ro1">
          <table:table-cell table:style-name="ce28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8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8"/>
        <table:table-column table:style-name="co3" table:default-cell-style-name="ce5"/>
        <table:table-column table:style-name="co3" table:default-cell-style-name="ce148"/>
        <table:table-column table:style-name="co17" table:default-cell-style-name="ce148"/>
        <table:table-column table:style-name="co18" table:default-cell-style-name="ce148"/>
        <table:table-column table:style-name="co13" table:default-cell-style-name="ce148"/>
        <table:table-column table:style-name="co3" table:default-cell-style-name="ce148"/>
        <table:table-column table:style-name="co19" table:default-cell-style-name="ce148"/>
        <table:table-column table:style-name="co3" table:default-cell-style-name="ce148"/>
        <table:table-column table:style-name="co7" table:number-columns-repeated="1015" table:default-cell-style-name="ce148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48"/>
        <table:table-column table:style-name="co3" table:default-cell-style-name="ce148"/>
        <table:table-column table:style-name="co3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3" table:default-cell-style-name="ce148"/>
        <table:table-column table:style-name="co23" table:default-cell-style-name="ce148"/>
        <table:table-column table:style-name="co3" table:default-cell-style-name="ce148"/>
        <table:table-column table:style-name="co24" table:default-cell-style-name="ce148"/>
        <table:table-column table:style-name="co3" table:number-columns-repeated="1012" table:default-cell-style-name="ce148"/>
        <table:table-column table:style-name="co7" table:default-cell-style-name="ce148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224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48"/>
        <table:table-column table:style-name="co6" table:default-cell-style-name="ce148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4" table:default-cell-style-name="ce5"/>
        <table:table-column table:style-name="co29" table:default-cell-style-name="ce148"/>
        <table:table-column table:style-name="co3" table:number-columns-repeated="2" table:default-cell-style-name="ce148"/>
        <table:table-column table:style-name="co7" table:number-columns-repeated="1014" table:default-cell-style-name="ce148"/>
        <table:table-row table:style-name="ro7">
          <table:table-cell table:style-name="ce6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08:03:49.9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15T09:02:00.090000000</dc:date>
    <meta:editing-cycles>605</meta:editing-cycles>
    <meta:editing-duration>PT21H40M38S</meta:editing-duration>
    <meta:document-statistic meta:table-count="7" meta:cell-count="1084" meta:object-count="0"/>
  </office:meta>
</office:document-meta>
</file>